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0cm" fo:min-width="0.101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.072cm" fo:min-width="0cm"/>
    </style:style>
    <style:style style:name="gr5" style:family="graphic" style:parent-style-name="standard">
      <style:graphic-properties draw:marker-end="Rounded_20_large_20_Arrow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="solid" draw:fill-color="#81aca6"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8" style:family="graphic" style:parent-style-name="standard" style:list-style-name="L1">
      <style:graphic-properties draw:fill="solid" draw:fill-color="#81aca6"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9" style:family="graphic" style:parent-style-name="standard" style:list-style-name="L1">
      <style:graphic-properties draw:fill-color="#dddddd" draw:textarea-horizontal-align="justify" draw:textarea-vertical-align="top" draw:auto-grow-height="false" fo:min-height="2.75cm" fo:min-width="4.6cm" style:writing-mode="lr-tb"/>
      <style:paragraph-properties style:writing-mode="lr-tb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0.146cm" fo:min-width="1.084cm" style:writing-mode="lr-tb"/>
      <style:paragraph-properties style:writing-mode="lr-tb"/>
    </style:style>
    <style:style style:name="gr11" style:family="graphic" style:parent-style-name="standard">
      <style:graphic-properties draw:fill="solid" draw:fill-color="#81aca6" draw:textarea-horizontal-align="justify" draw:textarea-vertical-align="middle" draw:auto-grow-height="false" fo:min-height="0.146cm" fo:min-width="1.084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 style:writing-mode="lr-tb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81aca6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margin-left="1.9cm" fo:margin-right="0cm" fo:margin-top="0.3cm" fo:margin-bottom="0.3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dddddd"/>
      <style:paragraph-properties fo:margin-left="1.9cm" fo:margin-right="0cm" fo:margin-top="0.3cm" fo:margin-bottom="0.3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PingFang SC" style:font-size-asian="7pt" style:font-style-asian="normal" style:font-weight-asian="normal" style:font-name-complex="Arial Unicode MS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4cm" svg:height="1cm" svg:x="3cm" svg:y="3cm">
            <text:p text:style-name="P1"><text:span text:style-name="T1">im</text:span><text:span text:style-name="T1">m</text:span><text:span text:style-name="T1">ut</text:span><text:span text:style-name="T1">ab</text:span><text:span text:style-name="T1">le-</text:span><text:span text:style-name="T1">co</text:span><text:span text:style-name="T1">lle</text:span><text:span text:style-name="T1">cti</text:span><text:span text:style-name="T1">on</text:span><text:span text:style-name="T1">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xml:id="id2" draw:id="id2" draw:layer="layout" svg:width="0.6cm" svg:height="0.4cm" svg:x="4.7cm" svg:y="3.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>
          <draw:custom-shape draw:style-name="gr2" draw:text-style-name="P2" xml:id="id1" draw:id="id1" draw:layer="layout" svg:width="4cm" svg:height="1cm" svg:x="3cm" svg:y="6.001cm">
            <text:p text:style-name="P1"><text:span text:style-name="T1">dcla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xml:id="id4" draw:id="id4" draw:layer="layout" svg:width="0.6cm" svg:height="0.4cm" svg:x="4.701cm" svg:y="6.8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>
          <draw:custom-shape draw:style-name="gr2" draw:text-style-name="P2" xml:id="id5" draw:id="id5" draw:layer="layout" svg:width="4cm" svg:height="1cm" svg:x="9cm" svg:y="9.003cm">
            <text:p text:style-name="P1"><text:span text:style-name="T1">dclareForJav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0.6cm" svg:height="0.4cm" svg:x="10.702cm" svg:y="9.80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7" draw:id="id7">
          <draw:custom-shape draw:style-name="gr2" draw:text-style-name="P2" xml:id="id3" draw:id="id3" draw:layer="layout" svg:width="4cm" svg:height="1cm" svg:x="3cm" svg:y="9.002cm">
            <text:p text:style-name="P1"><text:span text:style-name="T1">dclareForMP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0.401cm" svg:height="0.4cm" svg:x="4.8cm" svg:y="9.801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</draw:g>
        <draw:connector draw:style-name="gr5" draw:text-style-name="P1" draw:layer="layout" svg:x1="5cm" svg:y1="6.001cm" svg:x2="5cm" svg:y2="4.2cm" draw:start-shape="id1" draw:start-glue-point="4" draw:end-shape="id2" draw:end-glue-point="7" svg:d="M5000 6001v-1801" svg:viewBox="0 0 1 1802">
          <text:p/>
        </draw:connector>
        <draw:connector draw:style-name="gr6" draw:text-style-name="P5" draw:layer="layout" svg:x1="5cm" svg:y1="9.002cm" svg:x2="5.001cm" svg:y2="7.201cm" draw:start-shape="id3" draw:start-glue-point="4" draw:end-shape="id4" draw:end-glue-point="7" svg:d="M5000 9002v-900h1v-901" svg:viewBox="0 0 2 1802">
          <text:p/>
        </draw:connector>
        <draw:connector draw:style-name="gr6" draw:text-style-name="P5" draw:layer="layout" svg:x1="11cm" svg:y1="9.003cm" svg:x2="5.001cm" svg:y2="7.201cm" draw:start-shape="id5" draw:start-glue-point="4" draw:end-shape="id4" draw:end-glue-point="7" svg:d="M11000 9003v-900h-5999v-902" svg:viewBox="0 0 6000 1803">
          <text:p/>
        </draw:connector>
        <draw:g draw:style-name="gr1" xml:id="id6" draw:id="id6">
          <draw:custom-shape draw:style-name="gr2" draw:text-style-name="P2" draw:layer="layout" svg:width="4cm" svg:height="1cm" svg:x="3cm" svg:y="12.003cm">
            <text:p text:style-name="P1"><text:span text:style-name="T1">c</text:span><text:span text:style-name="T1">d</text:span><text:span text:style-name="T1">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0.401cm" svg:height="0.4cm" svg:x="4.8cm" svg:y="12.802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</draw:g>
        <draw:connector draw:style-name="gr6" draw:text-style-name="P5" draw:layer="layout" svg:x1="5cm" svg:y1="12.003cm" svg:x2="5cm" svg:y2="10.201cm" draw:start-shape="id6" draw:start-glue-point="0" draw:end-shape="id7" draw:end-glue-point="2" svg:d="M5000 12003v-1802" svg:viewBox="0 0 1 1803">
          <text:p/>
        </draw:connector>
        <draw:g draw:style-name="gr1" xml:id="id8" draw:id="id8">
          <draw:custom-shape draw:style-name="gr7" draw:text-style-name="P6" draw:layer="layout" svg:width="4cm" svg:height="1cm" svg:x="9cm" svg:y="14.404cm">
            <text:p text:style-name="P1"><text:span text:style-name="T1">cdm-generat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0.401cm" svg:height="0.4cm" svg:x="10.8cm" svg:y="15.203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</draw:g>
        <draw:connector draw:style-name="gr6" draw:text-style-name="P5" draw:layer="layout" svg:x1="13cm" svg:y1="15.003cm" svg:x2="16cm" svg:y2="13.203cm" draw:start-shape="id8" draw:start-glue-point="1" draw:end-shape="id9" draw:end-glue-point="2" svg:d="M13000 15003h3000v-1800" svg:viewBox="0 0 3001 1801">
          <text:p/>
        </draw:connector>
        <draw:connector draw:style-name="gr6" draw:text-style-name="P5" draw:layer="layout" svg:x1="9cm" svg:y1="15.003cm" svg:x2="5cm" svg:y2="13.202cm" draw:start-shape="id8" draw:start-glue-point="3" draw:end-shape="id6" draw:end-glue-point="2" svg:d="M9000 15003h-4000v-1801" svg:viewBox="0 0 4001 1802">
          <text:p/>
        </draw:connector>
        <draw:connector draw:style-name="gr6" draw:text-style-name="P5" draw:layer="layout" draw:line-skew="-0.703cm" svg:x1="11cm" svg:y1="14.404cm" svg:x2="5cm" svg:y2="10.201cm" draw:start-shape="id8" draw:start-glue-point="0" draw:end-shape="id7" draw:end-glue-point="2" svg:d="M11000 14404v-2804h-6000v-1399" svg:viewBox="0 0 6001 4204">
          <text:p/>
        </draw:connector>
        <draw:g draw:style-name="gr1" xml:id="id9" draw:id="id9">
          <draw:custom-shape draw:style-name="gr8" draw:text-style-name="P8" draw:layer="layout" svg:width="4cm" svg:height="1cm" svg:x="14cm" svg:y="12.004cm">
            <text:p text:style-name="P7"><text:span text:style-name="T1">cds-runtim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0.6cm" svg:height="0.4cm" svg:x="15.702cm" svg:y="12.80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>
          <draw:custom-shape draw:style-name="gr9" draw:text-style-name="P10" draw:layer="layout" svg:width="5.1cm" svg:height="3cm" svg:x="8.1cm" svg:y="3cm">
            <text:p text:style-name="P9"><text:span text:style-name="T2">repo@github</text:span></text:p>
            <text:p text:style-name="P9"><text:span text:style-name="T2"><text:a xlink:href="mailto:repo@github" xlink:type="simple">repo@github</text:a></text:span><text:span text:style-name="T2"><text:s/>(private)</text:span></text:p>
            <text:p text:style-name="P9"><text:span text:style-name="T2"><text:a xlink:href="mailto:jar@github" xlink:type="simple">jar@github</text:a></text:span><text:span text:style-name="T2"><text:s/>(package)</text:span></text:p>
            <text:p text:style-name="P9"><text:span text:style-name="T2">plugin@JetBrains</text:span></text:p>
            <text:p text:style-name="P9"><text:span text:style-name="T2">depends 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1.584cm" svg:height="0.396cm" svg:x="8.3cm" svg:y="3.10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0.6cm" svg:height="0.4cm" svg:x="8.803cm" svg:y="4.203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4cm" svg:height="0.4cm" svg:x="8.9cm" svg:y="4.8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onnector draw:style-name="gr6" draw:text-style-name="P5" draw:layer="layout" svg:x1="8.7cm" svg:y1="5.6cm" svg:x2="9.615cm" svg:y2="5.6cm" svg:d="M8700 5600h915" svg:viewBox="0 0 916 1">
            <text:p/>
          </draw:connector>
          <draw:custom-shape draw:style-name="gr11" draw:text-style-name="P6" draw:layer="layout" svg:width="1.584cm" svg:height="0.396cm" svg:x="8.301cm" svg:y="3.60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2T12:34:39.663585527</meta:creation-date>
    <meta:generator>LibreOffice/7.5.3.2$MacOSX_AARCH64 LibreOffice_project/9f56dff12ba03b9acd7730a5a481eea045e468f3</meta:generator>
    <dc:date>2023-10-06T10:24:21.258979066</dc:date>
    <meta:editing-duration>PT18M44S</meta:editing-duration>
    <meta:editing-cycles>2</meta:editing-cycles>
    <meta:document-statistic meta:object-count="35"/>
  </office:meta>
</office:document-meta>
</file>